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148.96pt"/>
    </style:style>
    <style:style style:name="co9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2Theta [deg]</text:p>
          </table:table-cell>
          <table:table-cell office:value-type="string" calcext:value-type="string">
            <text:p>uA(2Theta) [deg]</text:p>
          </table:table-cell>
          <table:table-cell office:value-type="string" calcext:value-type="string">
            <text:p>Theta [rad]</text:p>
          </table:table-cell>
          <table:table-cell office:value-type="string" calcext:value-type="string">
            <text:p>uA(Theta) [rad]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h2k2l2</text:p>
          </table:table-cell>
          <table:table-cell office:value-type="string" calcext:value-type="string">
            <text:p>h2k2l2 round</text:p>
          </table:table-cell>
          <table:table-cell office:value-type="string" calcext:value-type="string">
            <text:p>a [A]</text:p>
          </table:table-cell>
          <table:table-cell/>
          <table:table-cell office:value-type="string" calcext:value-type="string">
            <text:p>u(Theta) [rad]</text:p>
          </table:table-cell>
          <table:table-cell office:value-type="string" calcext:value-type="string">
            <text:p>u(a) [A]</text:p>
          </table:table-cell>
        </table:table-row>
        <table:table-row table:style-name="ro1">
          <table:table-cell office:value-type="float" office:value="27.3473" calcext:value-type="float">
            <text:p>27.3473</text:p>
          </table:table-cell>
          <table:table-cell office:value-type="float" office:value="0.0003" calcext:value-type="float">
            <text:p>0.0003</text:p>
          </table:table-cell>
          <table:table-cell table:formula="of:=RADIANS([.A2]/2)" office:value-type="float" office:value="0.238650213265323" calcext:value-type="float">
            <text:p>0.2386502133</text:p>
          </table:table-cell>
          <table:table-cell table:formula="of:=RADIANS([.B2]/2)" office:value-type="float" office:value="0.00000261799387799149" calcext:value-type="float">
            <text:p>0.000002618</text:p>
          </table:table-cell>
          <table:table-cell table:formula="of:=SIN([.C2])" office:value-type="float" office:value="0.236391311173857" calcext:value-type="float">
            <text:p>0.2363913112</text:p>
          </table:table-cell>
          <table:table-cell table:formula="of:=[.E2]^2/[.$B$23]" office:value-type="float" office:value="2.99894850872533" calcext:value-type="float">
            <text:p>2.9989485087</text:p>
          </table:table-cell>
          <table:table-cell table:formula="of:=ROUND([.F2])" office:value-type="float" office:value="3" calcext:value-type="float">
            <text:p>3</text:p>
          </table:table-cell>
          <table:table-cell table:formula="of:=SQRT([.G2])*[.$B$24]/2/[.E2]" office:value-type="float" office:value="5.64387958858998" calcext:value-type="float">
            <text:p>5.6438795886</text:p>
          </table:table-cell>
          <table:table-cell/>
          <table:table-cell table:formula="of:=SQRT([.D2]^2+[.$B$27]^2)" office:value-type="float" office:value="0.0000328536308106766" calcext:value-type="float">
            <text:p>3.28536308106766E-05</text:p>
          </table:table-cell>
          <table:table-cell table:formula="of:=0.5*[.$B$24]*SQRT([.G2])*(COS([.C2])/SIN([.C2])/SIN([.C2]))*[.J2]" office:value-type="float" office:value="0.000762154477621355" calcext:value-type="float">
            <text:p>0.0007621545</text:p>
          </table:table-cell>
        </table:table-row>
        <table:table-row table:style-name="ro1">
          <table:table-cell office:value-type="float" office:value="31.6868" calcext:value-type="float">
            <text:p>31.6868</text:p>
          </table:table-cell>
          <table:table-cell office:value-type="float" office:value="0.0001" calcext:value-type="float">
            <text:p>0.0001</text:p>
          </table:table-cell>
          <table:table-cell table:formula="of:=RADIANS([.A3]/2)" office:value-type="float" office:value="0.27651949471047" calcext:value-type="float">
            <text:p>0.2765194947</text:p>
          </table:table-cell>
          <table:table-cell table:formula="of:=RADIANS([.B3]/2)" office:value-type="float" office:value="0.000000872664625997165" calcext:value-type="float">
            <text:p>8.72664625997165E-07</text:p>
          </table:table-cell>
          <table:table-cell table:formula="of:=SIN([.C3])" office:value-type="float" office:value="0.273009022907947" calcext:value-type="float">
            <text:p>0.2730090229</text:p>
          </table:table-cell>
          <table:table-cell table:formula="of:=[.E3]^2/[.$B$23]" office:value-type="float" office:value="4" calcext:value-type="float">
            <text:p>4</text:p>
          </table:table-cell>
          <table:table-cell table:formula="of:=ROUND([.F3])" office:value-type="float" office:value="4" calcext:value-type="float">
            <text:p>4</text:p>
          </table:table-cell>
          <table:table-cell table:formula="of:=SQRT([.G3])*[.$B$24]/2/[.E3]" office:value-type="float" office:value="5.64289042021678" calcext:value-type="float">
            <text:p>5.6428904202</text:p>
          </table:table-cell>
          <table:table-cell/>
          <table:table-cell table:formula="of:=SQRT([.D3]^2+[.$B$27]^2)" office:value-type="float" office:value="0.0000327607800433461" calcext:value-type="float">
            <text:p>3.27607800433461E-05</text:p>
          </table:table-cell>
          <table:table-cell table:formula="of:=0.5*[.$B$24]*SQRT([.G3])*(COS([.C3])/SIN([.C3])/SIN([.C3]))*[.J3]" office:value-type="float" office:value="0.000651417019729938" calcext:value-type="float">
            <text:p>0.000651417</text:p>
          </table:table-cell>
        </table:table-row>
        <table:table-row table:style-name="ro1">
          <table:table-cell office:value-type="float" office:value="45.4307" calcext:value-type="float">
            <text:p>45.4307</text:p>
          </table:table-cell>
          <table:table-cell office:value-type="float" office:value="0.0003" calcext:value-type="float">
            <text:p>0.0003</text:p>
          </table:table-cell>
          <table:table-cell table:formula="of:=RADIANS([.A4]/2)" office:value-type="float" office:value="0.396457648242894" calcext:value-type="float">
            <text:p>0.3964576482</text:p>
          </table:table-cell>
          <table:table-cell table:formula="of:=RADIANS([.B4]/2)" office:value-type="float" office:value="0.00000261799387799149" calcext:value-type="float">
            <text:p>0.000002618</text:p>
          </table:table-cell>
          <table:table-cell table:formula="of:=SIN([.C4])" office:value-type="float" office:value="0.386153183843752" calcext:value-type="float">
            <text:p>0.3861531838</text:p>
          </table:table-cell>
          <table:table-cell table:formula="of:=[.E4]^2/[.$B$23]" office:value-type="float" office:value="8.00249165535679" calcext:value-type="float">
            <text:p>8.0024916554</text:p>
          </table:table-cell>
          <table:table-cell table:formula="of:=ROUND([.F4])" office:value-type="float" office:value="8" calcext:value-type="float">
            <text:p>8</text:p>
          </table:table-cell>
          <table:table-cell table:formula="of:=SQRT([.G4])*[.$B$24]/2/[.E4]" office:value-type="float" office:value="5.64201186680115" calcext:value-type="float">
            <text:p>5.6420118668</text:p>
          </table:table-cell>
          <table:table-cell/>
          <table:table-cell table:formula="of:=SQRT([.D4]^2+[.$B$27]^2)" office:value-type="float" office:value="0.0000328536308106766" calcext:value-type="float">
            <text:p>3.28536308106766E-05</text:p>
          </table:table-cell>
          <table:table-cell table:formula="of:=0.5*[.$B$24]*SQRT([.G4])*(COS([.C4])/SIN([.C4])/SIN([.C4]))*[.J4]" office:value-type="float" office:value="0.000442785474034543" calcext:value-type="float">
            <text:p>0.0004427855</text:p>
          </table:table-cell>
        </table:table-row>
        <table:table-row table:style-name="ro1">
          <table:table-cell office:value-type="float" office:value="53.8489" calcext:value-type="float">
            <text:p>53.8489</text:p>
          </table:table-cell>
          <table:table-cell office:value-type="float" office:value="0.0023" calcext:value-type="float">
            <text:p>0.0023</text:p>
          </table:table-cell>
          <table:table-cell table:formula="of:=RADIANS([.A5]/2)" office:value-type="float" office:value="0.469920301788587" calcext:value-type="float">
            <text:p>0.4699203018</text:p>
          </table:table-cell>
          <table:table-cell table:formula="of:=RADIANS([.B5]/2)" office:value-type="float" office:value="0.0000200712863979348" calcext:value-type="float">
            <text:p>2.00712863979348E-05</text:p>
          </table:table-cell>
          <table:table-cell table:formula="of:=SIN([.C5])" office:value-type="float" office:value="0.452815227542899" calcext:value-type="float">
            <text:p>0.4528152275</text:p>
          </table:table-cell>
          <table:table-cell table:formula="of:=[.E5]^2/[.$B$23]" office:value-type="float" office:value="11.0039355057711" calcext:value-type="float">
            <text:p>11.0039355058</text:p>
          </table:table-cell>
          <table:table-cell table:formula="of:=ROUND([.F5])" office:value-type="float" office:value="11" calcext:value-type="float">
            <text:p>11</text:p>
          </table:table-cell>
          <table:table-cell table:formula="of:=SQRT([.G5])*[.$B$24]/2/[.E5]" office:value-type="float" office:value="5.64188125337045" calcext:value-type="float">
            <text:p>5.6418812534</text:p>
          </table:table-cell>
          <table:table-cell/>
          <table:table-cell table:formula="of:=SQRT([.D5]^2+[.$B$27]^2)" office:value-type="float" office:value="0.0000384104634594137" calcext:value-type="float">
            <text:p>3.84104634594137E-05</text:p>
          </table:table-cell>
          <table:table-cell table:formula="of:=0.5*[.$B$24]*SQRT([.G5])*(COS([.C5])/SIN([.C5])/SIN([.C5]))*[.J5]" office:value-type="float" office:value="0.000426701980387804" calcext:value-type="float">
            <text:p>0.000426702</text:p>
          </table:table-cell>
        </table:table-row>
        <table:table-row table:style-name="ro1">
          <table:table-cell office:value-type="float" office:value="56.4533" calcext:value-type="float">
            <text:p>56.4533</text:p>
          </table:table-cell>
          <table:table-cell office:value-type="float" office:value="0.0007" calcext:value-type="float">
            <text:p>0.0007</text:p>
          </table:table-cell>
          <table:table-cell table:formula="of:=RADIANS([.A6]/2)" office:value-type="float" office:value="0.492647979308057" calcext:value-type="float">
            <text:p>0.4926479793</text:p>
          </table:table-cell>
          <table:table-cell table:formula="of:=RADIANS([.B6]/2)" office:value-type="float" office:value="0.00000610865238198015" calcext:value-type="float">
            <text:p>6.10865238198015E-06</text:p>
          </table:table-cell>
          <table:table-cell table:formula="of:=SIN([.C6])" office:value-type="float" office:value="0.472960634628163" calcext:value-type="float">
            <text:p>0.4729606346</text:p>
          </table:table-cell>
          <table:table-cell table:formula="of:=[.E6]^2/[.$B$23]" office:value-type="float" office:value="12.004829056755" calcext:value-type="float">
            <text:p>12.0048290568</text:p>
          </table:table-cell>
          <table:table-cell table:formula="of:=ROUND([.F6])" office:value-type="float" office:value="12" calcext:value-type="float">
            <text:p>12</text:p>
          </table:table-cell>
          <table:table-cell table:formula="of:=SQRT([.G6])*[.$B$24]/2/[.E6]" office:value-type="float" office:value="5.64175535286594" calcext:value-type="float">
            <text:p>5.6417553529</text:p>
          </table:table-cell>
          <table:table-cell/>
          <table:table-cell table:formula="of:=SQRT([.D6]^2+[.$B$27]^2)" office:value-type="float" office:value="0.0000333140030531143" calcext:value-type="float">
            <text:p>0.000033314</text:p>
          </table:table-cell>
          <table:table-cell table:formula="of:=0.5*[.$B$24]*SQRT([.G6])*(COS([.C6])/SIN([.C6])/SIN([.C6]))*[.J6]" office:value-type="float" office:value="0.000350133103390804" calcext:value-type="float">
            <text:p>0.0003501331</text:p>
          </table:table-cell>
        </table:table-row>
        <table:table-row table:style-name="ro1">
          <table:table-cell office:value-type="float" office:value="56.4538" calcext:value-type="float">
            <text:p>56.4538</text:p>
          </table:table-cell>
          <table:table-cell office:value-type="float" office:value="0.0007" calcext:value-type="float">
            <text:p>0.0007</text:p>
          </table:table-cell>
          <table:table-cell table:formula="of:=RADIANS([.A7]/2)" office:value-type="float" office:value="0.492652342631187" calcext:value-type="float">
            <text:p>0.4926523426</text:p>
          </table:table-cell>
          <table:table-cell table:formula="of:=RADIANS([.B7]/2)" office:value-type="float" office:value="0.00000610865238198015" calcext:value-type="float">
            <text:p>6.10865238198015E-06</text:p>
          </table:table-cell>
          <table:table-cell table:formula="of:=SIN([.C7])" office:value-type="float" office:value="0.472964479075933" calcext:value-type="float">
            <text:p>0.4729644791</text:p>
          </table:table-cell>
          <table:table-cell table:formula="of:=[.E7]^2/[.$B$23]" office:value-type="float" office:value="12.005024219407" calcext:value-type="float">
            <text:p>12.0050242194</text:p>
          </table:table-cell>
          <table:table-cell table:formula="of:=ROUND([.F7])" office:value-type="float" office:value="12" calcext:value-type="float">
            <text:p>12</text:p>
          </table:table-cell>
          <table:table-cell table:formula="of:=SQRT([.G7])*[.$B$24]/2/[.E7]" office:value-type="float" office:value="5.64170949438238" calcext:value-type="float">
            <text:p>5.6417094944</text:p>
          </table:table-cell>
          <table:table-cell/>
          <table:table-cell table:formula="of:=SQRT([.D7]^2+[.$B$27]^2)" office:value-type="float" office:value="0.0000333140030531143" calcext:value-type="float">
            <text:p>0.000033314</text:p>
          </table:table-cell>
          <table:table-cell table:formula="of:=0.5*[.$B$24]*SQRT([.G7])*(COS([.C7])/SIN([.C7])/SIN([.C7]))*[.J7]" office:value-type="float" office:value="0.000350126591291013" calcext:value-type="float">
            <text:p>0.0003501266</text:p>
          </table:table-cell>
        </table:table-row>
        <table:table-row table:style-name="ro1">
          <table:table-cell office:value-type="float" office:value="66.2126" calcext:value-type="float">
            <text:p>66.2126</text:p>
          </table:table-cell>
          <table:table-cell office:value-type="float" office:value="0.0006" calcext:value-type="float">
            <text:p>0.0006</text:p>
          </table:table-cell>
          <table:table-cell table:formula="of:=RADIANS([.A8]/2)" office:value-type="float" office:value="0.577813938152999" calcext:value-type="float">
            <text:p>0.5778139382</text:p>
          </table:table-cell>
          <table:table-cell table:formula="of:=RADIANS([.B8]/2)" office:value-type="float" office:value="0.00000523598775598299" calcext:value-type="float">
            <text:p>0.000005236</text:p>
          </table:table-cell>
          <table:table-cell table:formula="of:=SIN([.C8])" office:value-type="float" office:value="0.546194069696791" calcext:value-type="float">
            <text:p>0.5461940697</text:p>
          </table:table-cell>
          <table:table-cell table:formula="of:=[.E8]^2/[.$B$23]" office:value-type="float" office:value="16.010317739807" calcext:value-type="float">
            <text:p>16.0103177398</text:p>
          </table:table-cell>
          <table:table-cell table:formula="of:=ROUND([.F8])" office:value-type="float" office:value="16" calcext:value-type="float">
            <text:p>16</text:p>
          </table:table-cell>
          <table:table-cell table:formula="of:=SQRT([.G8])*[.$B$24]/2/[.E8]" office:value-type="float" office:value="5.64107186610507" calcext:value-type="float">
            <text:p>5.6410718661</text:p>
          </table:table-cell>
          <table:table-cell/>
          <table:table-cell table:formula="of:=SQRT([.D8]^2+[.$B$27]^2)" office:value-type="float" office:value="0.0000331650830434637" calcext:value-type="float">
            <text:p>3.31650830434637E-05</text:p>
          </table:table-cell>
          <table:table-cell table:formula="of:=0.5*[.$B$24]*SQRT([.G8])*(COS([.C8])/SIN([.C8])/SIN([.C8]))*[.J8]" office:value-type="float" office:value="0.000286921324029843" calcext:value-type="float">
            <text:p>0.0002869213</text:p>
          </table:table-cell>
        </table:table-row>
        <table:table-row table:style-name="ro1">
          <table:table-cell office:value-type="float" office:value="66.2128" calcext:value-type="float">
            <text:p>66.2128</text:p>
          </table:table-cell>
          <table:table-cell office:value-type="float" office:value="0.0006" calcext:value-type="float">
            <text:p>0.0006</text:p>
          </table:table-cell>
          <table:table-cell table:formula="of:=RADIANS([.A9]/2)" office:value-type="float" office:value="0.577815683482251" calcext:value-type="float">
            <text:p>0.5778156835</text:p>
          </table:table-cell>
          <table:table-cell table:formula="of:=RADIANS([.B9]/2)" office:value-type="float" office:value="0.00000523598775598299" calcext:value-type="float">
            <text:p>0.000005236</text:p>
          </table:table-cell>
          <table:table-cell table:formula="of:=SIN([.C9])" office:value-type="float" office:value="0.54619553168613" calcext:value-type="float">
            <text:p>0.5461955317</text:p>
          </table:table-cell>
          <table:table-cell table:formula="of:=[.E9]^2/[.$B$23]" office:value-type="float" office:value="16.0104034490684" calcext:value-type="float">
            <text:p>16.0104034491</text:p>
          </table:table-cell>
          <table:table-cell table:formula="of:=ROUND([.F9])" office:value-type="float" office:value="16" calcext:value-type="float">
            <text:p>16</text:p>
          </table:table-cell>
          <table:table-cell table:formula="of:=SQRT([.G9])*[.$B$24]/2/[.E9]" office:value-type="float" office:value="5.64105676677443" calcext:value-type="float">
            <text:p>5.6410567668</text:p>
          </table:table-cell>
          <table:table-cell/>
          <table:table-cell table:formula="of:=SQRT([.D9]^2+[.$B$27]^2)" office:value-type="float" office:value="0.0000331650830434637" calcext:value-type="float">
            <text:p>3.31650830434637E-05</text:p>
          </table:table-cell>
          <table:table-cell table:formula="of:=0.5*[.$B$24]*SQRT([.G9])*(COS([.C9])/SIN([.C9])/SIN([.C9]))*[.J9]" office:value-type="float" office:value="0.000286919461513709" calcext:value-type="float">
            <text:p>0.0002869195</text:p>
          </table:table-cell>
        </table:table-row>
        <table:table-row table:style-name="ro1">
          <table:table-cell office:value-type="float" office:value="66.2133" calcext:value-type="float">
            <text:p>66.2133</text:p>
          </table:table-cell>
          <table:table-cell office:value-type="float" office:value="0.0006" calcext:value-type="float">
            <text:p>0.0006</text:p>
          </table:table-cell>
          <table:table-cell table:formula="of:=RADIANS([.A10]/2)" office:value-type="float" office:value="0.577820046805381" calcext:value-type="float">
            <text:p>0.5778200468</text:p>
          </table:table-cell>
          <table:table-cell table:formula="of:=RADIANS([.B10]/2)" office:value-type="float" office:value="0.00000523598775598299" calcext:value-type="float">
            <text:p>0.000005236</text:p>
          </table:table-cell>
          <table:table-cell table:formula="of:=SIN([.C10])" office:value-type="float" office:value="0.546199186652197" calcext:value-type="float">
            <text:p>0.5461991867</text:p>
          </table:table-cell>
          <table:table-cell table:formula="of:=[.E10]^2/[.$B$23]" office:value-type="float" office:value="16.0106177227991" calcext:value-type="float">
            <text:p>16.0106177228</text:p>
          </table:table-cell>
          <table:table-cell table:formula="of:=ROUND([.F10])" office:value-type="float" office:value="16" calcext:value-type="float">
            <text:p>16</text:p>
          </table:table-cell>
          <table:table-cell table:formula="of:=SQRT([.G10])*[.$B$24]/2/[.E10]" office:value-type="float" office:value="5.64101901887665" calcext:value-type="float">
            <text:p>5.6410190189</text:p>
          </table:table-cell>
          <table:table-cell/>
          <table:table-cell table:formula="of:=SQRT([.D10]^2+[.$B$27]^2)" office:value-type="float" office:value="0.0000331650830434637" calcext:value-type="float">
            <text:p>3.31650830434637E-05</text:p>
          </table:table-cell>
          <table:table-cell table:formula="of:=0.5*[.$B$24]*SQRT([.G10])*(COS([.C10])/SIN([.C10])/SIN([.C10]))*[.J10]" office:value-type="float" office:value="0.000286914805296454" calcext:value-type="float">
            <text:p>0.0002869148</text:p>
          </table:table-cell>
        </table:table-row>
        <table:table-row table:style-name="ro1">
          <table:table-cell office:value-type="float" office:value="66.2137" calcext:value-type="float">
            <text:p>66.2137</text:p>
          </table:table-cell>
          <table:table-cell office:value-type="float" office:value="0.0007" calcext:value-type="float">
            <text:p>0.0007</text:p>
          </table:table-cell>
          <table:table-cell table:formula="of:=RADIANS([.A11]/2)" office:value-type="float" office:value="0.577823537463885" calcext:value-type="float">
            <text:p>0.5778235375</text:p>
          </table:table-cell>
          <table:table-cell table:formula="of:=RADIANS([.B11]/2)" office:value-type="float" office:value="0.00000610865238198015" calcext:value-type="float">
            <text:p>6.10865238198015E-06</text:p>
          </table:table-cell>
          <table:table-cell table:formula="of:=SIN([.C11])" office:value-type="float" office:value="0.546202110617563" calcext:value-type="float">
            <text:p>0.5462021106</text:p>
          </table:table-cell>
          <table:table-cell table:formula="of:=[.E11]^2/[.$B$23]" office:value-type="float" office:value="16.010789142377" calcext:value-type="float">
            <text:p>16.0107891424</text:p>
          </table:table-cell>
          <table:table-cell table:formula="of:=ROUND([.F11])" office:value-type="float" office:value="16" calcext:value-type="float">
            <text:p>16</text:p>
          </table:table-cell>
          <table:table-cell table:formula="of:=SQRT([.G11])*[.$B$24]/2/[.E11]" office:value-type="float" office:value="5.64098882099949" calcext:value-type="float">
            <text:p>5.640988821</text:p>
          </table:table-cell>
          <table:table-cell/>
          <table:table-cell table:formula="of:=SQRT([.D11]^2+[.$B$27]^2)" office:value-type="float" office:value="0.0000333140030531143" calcext:value-type="float">
            <text:p>0.000033314</text:p>
          </table:table-cell>
          <table:table-cell table:formula="of:=0.5*[.$B$24]*SQRT([.G11])*(COS([.C11])/SIN([.C11])/SIN([.C11]))*[.J11]" office:value-type="float" office:value="0.00028819938716327" calcext:value-type="float">
            <text:p>0.0002881994</text:p>
          </table:table-cell>
        </table:table-row>
        <table:table-row table:style-name="ro1">
          <table:table-cell office:value-type="float" office:value="75.268" calcext:value-type="float">
            <text:p>75.268</text:p>
          </table:table-cell>
          <table:table-cell office:value-type="float" office:value="0.0005" calcext:value-type="float">
            <text:p>0.0005</text:p>
          </table:table-cell>
          <table:table-cell table:formula="of:=RADIANS([.A12]/2)" office:value-type="float" office:value="0.656837210695546" calcext:value-type="float">
            <text:p>0.6568372107</text:p>
          </table:table-cell>
          <table:table-cell table:formula="of:=RADIANS([.B12]/2)" office:value-type="float" office:value="0.00000436332312998582" calcext:value-type="float">
            <text:p>4.36332312998582E-06</text:p>
          </table:table-cell>
          <table:table-cell table:formula="of:=SIN([.C12])" office:value-type="float" office:value="0.610615210584913" calcext:value-type="float">
            <text:p>0.6106152106</text:p>
          </table:table-cell>
          <table:table-cell table:formula="of:=[.E12]^2/[.$B$23]" office:value-type="float" office:value="20.0097299289166" calcext:value-type="float">
            <text:p>20.0097299289</text:p>
          </table:table-cell>
          <table:table-cell table:formula="of:=ROUND([.F12])" office:value-type="float" office:value="20" calcext:value-type="float">
            <text:p>20</text:p>
          </table:table-cell>
          <table:table-cell table:formula="of:=SQRT([.G12])*[.$B$24]/2/[.E12]" office:value-type="float" office:value="5.64151829777919" calcext:value-type="float">
            <text:p>5.6415182978</text:p>
          </table:table-cell>
          <table:table-cell/>
          <table:table-cell table:formula="of:=SQRT([.D12]^2+[.$B$27]^2)" office:value-type="float" office:value="0.0000330385495177332" calcext:value-type="float">
            <text:p>3.30385495177332E-05</text:p>
          </table:table-cell>
          <table:table-cell table:formula="of:=0.5*[.$B$24]*SQRT([.G12])*(COS([.C12])/SIN([.C12])/SIN([.C12]))*[.J12]" office:value-type="float" office:value="0.000241732333477291" calcext:value-type="float">
            <text:p>0.0002417323</text:p>
          </table:table-cell>
        </table:table-row>
        <table:table-row table:style-name="ro1">
          <table:table-cell office:value-type="float" office:value="75.2684" calcext:value-type="float">
            <text:p>75.2684</text:p>
          </table:table-cell>
          <table:table-cell office:value-type="float" office:value="0.0006" calcext:value-type="float">
            <text:p>0.0006</text:p>
          </table:table-cell>
          <table:table-cell table:formula="of:=RADIANS([.A13]/2)" office:value-type="float" office:value="0.65684070135405" calcext:value-type="float">
            <text:p>0.6568407014</text:p>
          </table:table-cell>
          <table:table-cell table:formula="of:=RADIANS([.B13]/2)" office:value-type="float" office:value="0.00000523598775598299" calcext:value-type="float">
            <text:p>0.000005236</text:p>
          </table:table-cell>
          <table:table-cell table:formula="of:=SIN([.C13])" office:value-type="float" office:value="0.610617974929433" calcext:value-type="float">
            <text:p>0.6106179749</text:p>
          </table:table-cell>
          <table:table-cell table:formula="of:=[.E13]^2/[.$B$23]" office:value-type="float" office:value="20.0099111032848" calcext:value-type="float">
            <text:p>20.0099111033</text:p>
          </table:table-cell>
          <table:table-cell table:formula="of:=ROUND([.F13])" office:value-type="float" office:value="20" calcext:value-type="float">
            <text:p>20</text:p>
          </table:table-cell>
          <table:table-cell table:formula="of:=SQRT([.G13])*[.$B$24]/2/[.E13]" office:value-type="float" office:value="5.64149275791493" calcext:value-type="float">
            <text:p>5.6414927579</text:p>
          </table:table-cell>
          <table:table-cell/>
          <table:table-cell table:formula="of:=SQRT([.D13]^2+[.$B$27]^2)" office:value-type="float" office:value="0.0000331650830434637" calcext:value-type="float">
            <text:p>3.31650830434637E-05</text:p>
          </table:table-cell>
          <table:table-cell table:formula="of:=0.5*[.$B$24]*SQRT([.G13])*(COS([.C13])/SIN([.C13])/SIN([.C13]))*[.J13]" office:value-type="float" office:value="0.000242655287991986" calcext:value-type="float">
            <text:p>0.0002426553</text:p>
          </table:table-cell>
        </table:table-row>
        <table:table-row table:style-name="ro1">
          <table:table-cell office:value-type="float" office:value="83.9582" calcext:value-type="float">
            <text:p>83.9582</text:p>
          </table:table-cell>
          <table:table-cell office:value-type="float" office:value="0.0008" calcext:value-type="float">
            <text:p>0.0008</text:p>
          </table:table-cell>
          <table:table-cell table:formula="of:=RADIANS([.A14]/2)" office:value-type="float" office:value="0.732673512023952" calcext:value-type="float">
            <text:p>0.732673512</text:p>
          </table:table-cell>
          <table:table-cell table:formula="of:=RADIANS([.B14]/2)" office:value-type="float" office:value="0.00000698131700797732" calcext:value-type="float">
            <text:p>6.98131700797732E-06</text:p>
          </table:table-cell>
          <table:table-cell table:formula="of:=SIN([.C14])" office:value-type="float" office:value="0.668859482075537" calcext:value-type="float">
            <text:p>0.6688594821</text:p>
          </table:table-cell>
          <table:table-cell table:formula="of:=[.E14]^2/[.$B$23]" office:value-type="float" office:value="24.0090936965324" calcext:value-type="float">
            <text:p>24.0090936965</text:p>
          </table:table-cell>
          <table:table-cell table:formula="of:=ROUND([.F14])" office:value-type="float" office:value="24" calcext:value-type="float">
            <text:p>24</text:p>
          </table:table-cell>
          <table:table-cell table:formula="of:=SQRT([.G14])*[.$B$24]/2/[.E14]" office:value-type="float" office:value="5.64182166698489" calcext:value-type="float">
            <text:p>5.641821667</text:p>
          </table:table-cell>
          <table:table-cell/>
          <table:table-cell table:formula="of:=SQRT([.D14]^2+[.$B$27]^2)" office:value-type="float" office:value="0.0000334850108655337" calcext:value-type="float">
            <text:p>0.000033485</text:p>
          </table:table-cell>
          <table:table-cell table:formula="of:=0.5*[.$B$24]*SQRT([.G14])*(COS([.C14])/SIN([.C14])/SIN([.C14]))*[.J14]" office:value-type="float" office:value="0.000209966958628431" calcext:value-type="float">
            <text:p>0.000209967</text:p>
          </table:table-cell>
        </table:table-row>
        <table:table-row table:style-name="ro1">
          <table:table-cell office:value-type="float" office:value="101.1383" calcext:value-type="float">
            <text:p>101.1383</text:p>
          </table:table-cell>
          <table:table-cell office:value-type="float" office:value="0.0036" calcext:value-type="float">
            <text:p>0.0036</text:p>
          </table:table-cell>
          <table:table-cell table:formula="of:=RADIANS([.A15]/2)" office:value-type="float" office:value="0.88259816743489" calcext:value-type="float">
            <text:p>0.8825981674</text:p>
          </table:table-cell>
          <table:table-cell table:formula="of:=RADIANS([.B15]/2)" office:value-type="float" office:value="0.0000314159265358979" calcext:value-type="float">
            <text:p>3.14159265358979E-05</text:p>
          </table:table-cell>
          <table:table-cell table:formula="of:=SIN([.C15])" office:value-type="float" office:value="0.77239170096552" calcext:value-type="float">
            <text:p>0.772391701</text:p>
          </table:table-cell>
          <table:table-cell table:formula="of:=[.E15]^2/[.$B$23]" office:value-type="float" office:value="32.0170406697579" calcext:value-type="float">
            <text:p>32.0170406698</text:p>
          </table:table-cell>
          <table:table-cell table:formula="of:=ROUND([.F15])" office:value-type="float" office:value="32" calcext:value-type="float">
            <text:p>32</text:p>
          </table:table-cell>
          <table:table-cell table:formula="of:=SQRT([.G15])*[.$B$24]/2/[.E15]" office:value-type="float" office:value="5.64138854139955" calcext:value-type="float">
            <text:p>5.6413885414</text:p>
          </table:table-cell>
          <table:table-cell/>
          <table:table-cell table:formula="of:=SQRT([.D15]^2+[.$B$27]^2)" office:value-type="float" office:value="0.0000453813574676648" calcext:value-type="float">
            <text:p>4.53813574676648E-05</text:p>
          </table:table-cell>
          <table:table-cell table:formula="of:=0.5*[.$B$24]*SQRT([.G15])*(COS([.C15])/SIN([.C15])/SIN([.C15]))*[.J15]" office:value-type="float" office:value="0.000210523119324547" calcext:value-type="float">
            <text:p>0.0002105231</text:p>
          </table:table-cell>
        </table:table-row>
        <table:table-row table:style-name="ro1">
          <table:table-cell office:value-type="float" office:value="110.0194" calcext:value-type="float">
            <text:p>110.0194</text:p>
          </table:table-cell>
          <table:table-cell office:value-type="float" office:value="0.0017" calcext:value-type="float">
            <text:p>0.0017</text:p>
          </table:table-cell>
          <table:table-cell table:formula="of:=RADIANS([.A16]/2)" office:value-type="float" office:value="0.960100385534325" calcext:value-type="float">
            <text:p>0.9601003855</text:p>
          </table:table-cell>
          <table:table-cell table:formula="of:=RADIANS([.B16]/2)" office:value-type="float" office:value="0.0000148352986419518" calcext:value-type="float">
            <text:p>1.48352986419518E-05</text:p>
          </table:table-cell>
          <table:table-cell table:formula="of:=SIN([.C16])" office:value-type="float" office:value="0.819249137283548" calcext:value-type="float">
            <text:p>0.8192491373</text:p>
          </table:table-cell>
          <table:table-cell table:formula="of:=[.E16]^2/[.$B$23]" office:value-type="float" office:value="36.0195245120775" calcext:value-type="float">
            <text:p>36.0195245121</text:p>
          </table:table-cell>
          <table:table-cell table:formula="of:=ROUND([.F16])" office:value-type="float" office:value="36" calcext:value-type="float">
            <text:p>36</text:p>
          </table:table-cell>
          <table:table-cell table:formula="of:=SQRT([.G16])*[.$B$24]/2/[.E16]" office:value-type="float" office:value="5.64136083844346" calcext:value-type="float">
            <text:p>5.6413608384</text:p>
          </table:table-cell>
          <table:table-cell/>
          <table:table-cell table:formula="of:=SQRT([.D16]^2+[.$B$27]^2)" office:value-type="float" office:value="0.0000359526529103894" calcext:value-type="float">
            <text:p>3.59526529103894E-05</text:p>
          </table:table-cell>
          <table:table-cell table:formula="of:=0.5*[.$B$24]*SQRT([.G16])*(COS([.C16])/SIN([.C16])/SIN([.C16]))*[.J16]" office:value-type="float" office:value="0.000141966248779469" calcext:value-type="float">
            <text:p>0.0001419662</text:p>
          </table:table-cell>
        </table:table-row>
        <table:table-row table:style-name="ro1">
          <table:table-cell office:value-type="float" office:value="110.0204" calcext:value-type="float">
            <text:p>110.0204</text:p>
          </table:table-cell>
          <table:table-cell office:value-type="float" office:value="0.0015" calcext:value-type="float">
            <text:p>0.0015</text:p>
          </table:table-cell>
          <table:table-cell table:formula="of:=RADIANS([.A17]/2)" office:value-type="float" office:value="0.960109112180585" calcext:value-type="float">
            <text:p>0.9601091122</text:p>
          </table:table-cell>
          <table:table-cell table:formula="of:=RADIANS([.B17]/2)" office:value-type="float" office:value="0.0000130899693899575" calcext:value-type="float">
            <text:p>0.00001309</text:p>
          </table:table-cell>
          <table:table-cell table:formula="of:=SIN([.C17])" office:value-type="float" office:value="0.819254141440734" calcext:value-type="float">
            <text:p>0.8192541414</text:p>
          </table:table-cell>
          <table:table-cell table:formula="of:=[.E17]^2/[.$B$23]" office:value-type="float" office:value="36.0199645440646" calcext:value-type="float">
            <text:p>36.0199645441</text:p>
          </table:table-cell>
          <table:table-cell table:formula="of:=ROUND([.F17])" office:value-type="float" office:value="36" calcext:value-type="float">
            <text:p>36</text:p>
          </table:table-cell>
          <table:table-cell table:formula="of:=SQRT([.G17])*[.$B$24]/2/[.E17]" office:value-type="float" office:value="5.64132637995867" calcext:value-type="float">
            <text:p>5.64132638</text:p>
          </table:table-cell>
          <table:table-cell/>
          <table:table-cell table:formula="of:=SQRT([.D17]^2+[.$B$27]^2)" office:value-type="float" office:value="0.0000352683209712209" calcext:value-type="float">
            <text:p>3.52683209712209E-05</text:p>
          </table:table-cell>
          <table:table-cell table:formula="of:=0.5*[.$B$24]*SQRT([.G17])*(COS([.C17])/SIN([.C17])/SIN([.C17]))*[.J17]" office:value-type="float" office:value="0.00013926058954925" calcext:value-type="float">
            <text:p>0.0001392606</text:p>
          </table:table-cell>
        </table:table-row>
        <table:table-row table:style-name="ro1">
          <table:table-cell office:value-type="float" office:value="119.4398" calcext:value-type="float">
            <text:p>119.4398</text:p>
          </table:table-cell>
          <table:table-cell office:value-type="float" office:value="0.0018" calcext:value-type="float">
            <text:p>0.0018</text:p>
          </table:table-cell>
          <table:table-cell table:formula="of:=RADIANS([.A18]/2)" office:value-type="float" office:value="1.04230888396176" calcext:value-type="float">
            <text:p>1.042308884</text:p>
          </table:table-cell>
          <table:table-cell table:formula="of:=RADIANS([.B18]/2)" office:value-type="float" office:value="0.000015707963267949" calcext:value-type="float">
            <text:p>0.000015708</text:p>
          </table:table-cell>
          <table:table-cell table:formula="of:=SIN([.C18])" office:value-type="float" office:value="0.863570731324116" calcext:value-type="float">
            <text:p>0.8635707313</text:p>
          </table:table-cell>
          <table:table-cell table:formula="of:=[.E18]^2/[.$B$23]" office:value-type="float" office:value="40.0222793633527" calcext:value-type="float">
            <text:p>40.0222793634</text:p>
          </table:table-cell>
          <table:table-cell table:formula="of:=ROUND([.F18])" office:value-type="float" office:value="40" calcext:value-type="float">
            <text:p>40</text:p>
          </table:table-cell>
          <table:table-cell table:formula="of:=SQRT([.G18])*[.$B$24]/2/[.E18]" office:value-type="float" office:value="5.64131957631222" calcext:value-type="float">
            <text:p>5.6413195763</text:p>
          </table:table-cell>
          <table:table-cell/>
          <table:table-cell table:formula="of:=SQRT([.D18]^2+[.$B$27]^2)" office:value-type="float" office:value="0.0000363214437423166" calcext:value-type="float">
            <text:p>3.63214437423166E-05</text:p>
          </table:table-cell>
          <table:table-cell table:formula="of:=0.5*[.$B$24]*SQRT([.G18])*(COS([.C18])/SIN([.C18])/SIN([.C18]))*[.J18]" office:value-type="float" office:value="0.000119638953995041" calcext:value-type="float">
            <text:p>0.000119639</text:p>
          </table:table-cell>
        </table:table-row>
        <table:table-row table:style-name="ro1">
          <table:table-cell office:value-type="float" office:value="119.4406" calcext:value-type="float">
            <text:p>119.4406</text:p>
          </table:table-cell>
          <table:table-cell office:value-type="float" office:value="0.0016" calcext:value-type="float">
            <text:p>0.0016</text:p>
          </table:table-cell>
          <table:table-cell table:formula="of:=RADIANS([.A19]/2)" office:value-type="float" office:value="1.04231586527877" calcext:value-type="float">
            <text:p>1.0423158653</text:p>
          </table:table-cell>
          <table:table-cell table:formula="of:=RADIANS([.B19]/2)" office:value-type="float" office:value="0.0000139626340159546" calcext:value-type="float">
            <text:p>1.39626340159546E-05</text:p>
          </table:table-cell>
          <table:table-cell table:formula="of:=SIN([.C19])" office:value-type="float" office:value="0.863574251476618" calcext:value-type="float">
            <text:p>0.8635742515</text:p>
          </table:table-cell>
          <table:table-cell table:formula="of:=[.E19]^2/[.$B$23]" office:value-type="float" office:value="40.022605647718" calcext:value-type="float">
            <text:p>40.0226056477</text:p>
          </table:table-cell>
          <table:table-cell table:formula="of:=ROUND([.F19])" office:value-type="float" office:value="40" calcext:value-type="float">
            <text:p>40</text:p>
          </table:table-cell>
          <table:table-cell table:formula="of:=SQRT([.G19])*[.$B$24]/2/[.E19]" office:value-type="float" office:value="5.64129658083131" calcext:value-type="float">
            <text:p>5.6412965808</text:p>
          </table:table-cell>
          <table:table-cell/>
          <table:table-cell table:formula="of:=SQRT([.D19]^2+[.$B$27]^2)" office:value-type="float" office:value="0.0000356014369676637" calcext:value-type="float">
            <text:p>3.56014369676637E-05</text:p>
          </table:table-cell>
          <table:table-cell table:formula="of:=0.5*[.$B$24]*SQRT([.G19])*(COS([.C19])/SIN([.C19])/SIN([.C19]))*[.J19]" office:value-type="float" office:value="0.000117264970491999" calcext:value-type="float">
            <text:p>0.000117265</text:p>
          </table:table-cell>
        </table:table-row>
        <table:table-row table:style-name="ro1">
          <table:table-cell office:value-type="float" office:value="129.8396" calcext:value-type="float">
            <text:p>129.8396</text:p>
          </table:table-cell>
          <table:table-cell office:value-type="float" office:value="0.0019" calcext:value-type="float">
            <text:p>0.0019</text:p>
          </table:table-cell>
          <table:table-cell table:formula="of:=RADIANS([.A20]/2)" office:value-type="float" office:value="1.13306425973621" calcext:value-type="float">
            <text:p>1.1330642597</text:p>
          </table:table-cell>
          <table:table-cell table:formula="of:=RADIANS([.B20]/2)" office:value-type="float" office:value="0.0000165806278939461" calcext:value-type="float">
            <text:p>1.65806278939461E-05</text:p>
          </table:table-cell>
          <table:table-cell table:formula="of:=SIN([.C20])" office:value-type="float" office:value="0.905715337732624" calcext:value-type="float">
            <text:p>0.9057153377</text:p>
          </table:table-cell>
          <table:table-cell table:formula="of:=[.E20]^2/[.$B$23]" office:value-type="float" office:value="44.0239933970425" calcext:value-type="float">
            <text:p>44.023993397</text:p>
          </table:table-cell>
          <table:table-cell table:formula="of:=ROUND([.F20])" office:value-type="float" office:value="44" calcext:value-type="float">
            <text:p>44</text:p>
          </table:table-cell>
          <table:table-cell table:formula="of:=SQRT([.G20])*[.$B$24]/2/[.E20]" office:value-type="float" office:value="5.64135250245511" calcext:value-type="float">
            <text:p>5.6413525025</text:p>
          </table:table-cell>
          <table:table-cell/>
          <table:table-cell table:formula="of:=SQRT([.D20]^2+[.$B$27]^2)" office:value-type="float" office:value="0.0000367072797528847" calcext:value-type="float">
            <text:p>3.67072797528847E-05</text:p>
          </table:table-cell>
          <table:table-cell table:formula="of:=0.5*[.$B$24]*SQRT([.G20])*(COS([.C20])/SIN([.C20])/SIN([.C20]))*[.J20]" office:value-type="float" office:value="0.0000969155035370167" calcext:value-type="float">
            <text:p>9.69155035370167E-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uess h2k2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 to zmieniac dopoki h2k2l2 wszystkie beda calkow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/ guess</text:p>
          </table:table-cell>
          <table:table-cell table:formula="of:=[.E3]^2/[.B22]" office:value-type="float" office:value="0.0186334816472881" calcext:value-type="float">
            <text:p>0.0186334816</text:p>
          </table:table-cell>
          <table:table-cell office:value-type="string" calcext:value-type="string">
            <text:p>&lt; to zmieniac dla innego pierwszego maksimum w kolumnie 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 [A]</text:p>
          </table:table-cell>
          <table:table-cell office:value-type="float" office:value="1.54056" calcext:value-type="float">
            <text:p>1.54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 [deg]</text:p>
          </table:table-cell>
          <table:table-cell office:value-type="float" office:value="0.013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 [rad]</text:p>
          </table:table-cell>
          <table:table-cell table:formula="of:=RADIANS([.B25])" office:value-type="float" office:value="0.000226892802759263" calcext:value-type="float">
            <text:p>0.0002268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(Theta) [rad]</text:p>
          </table:table-cell>
          <table:table-cell table:formula="of:=[.B26]/2/2/SQRT(3)" office:value-type="float" office:value="0.0000327491551875623" calcext:value-type="float">
            <text:p>3.27491551875623E-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ybrane wartos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heta [rad]</text:p>
          </table:table-cell>
          <table:table-cell office:value-type="string" calcext:value-type="string">
            <text:p>u(Theta) [rad]</text:p>
          </table:table-cell>
          <table:table-cell office:value-type="string" calcext:value-type="string">
            <text:p>a [A]</text:p>
          </table:table-cell>
          <table:table-cell office:value-type="string" calcext:value-type="string">
            <text:p>u(A) [rad]</text:p>
          </table:table-cell>
          <table:table-cell office:value-type="string" calcext:value-type="string">
            <text:p>cos(Theta)^2</text:p>
          </table:table-cell>
          <table:table-cell office:value-type="string" calcext:value-type="string">
            <text:p>u(cos(Theta)^2)</text:p>
          </table:table-cell>
          <table:table-cell office:value-type="string" calcext:value-type="string">
            <text:p>NR: cos^2(t)/sin(t) + cos^2(t)/t</text:p>
          </table:table-cell>
          <table:table-cell office:value-type="string" calcext:value-type="string">
            <text:p>u(NR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]" office:value-type="float" office:value="0.238650213265323" calcext:value-type="float">
            <text:p>0.2386502133</text:p>
          </table:table-cell>
          <table:table-cell table:formula="of:=[.J2]" office:value-type="float" office:value="0.0000328536308106766" calcext:value-type="float">
            <text:p>3.28536308106766E-05</text:p>
          </table:table-cell>
          <table:table-cell table:formula="of:=[.H2]" office:value-type="float" office:value="5.64387958858998" calcext:value-type="float">
            <text:p>5.6438795886</text:p>
          </table:table-cell>
          <table:table-cell table:formula="of:=[.K2]" office:value-type="float" office:value="0.000762154477621355" calcext:value-type="float">
            <text:p>0.0007621545</text:p>
          </table:table-cell>
          <table:table-cell table:formula="of:=COS([.B31])^2" office:value-type="float" office:value="0.944119148001504" calcext:value-type="float">
            <text:p>0.944119148</text:p>
          </table:table-cell>
          <table:table-cell table:formula="of:=2*COS([.B31])*SIN([.B31])*[.C31]" office:value-type="float" office:value="0.0000150923990830888" calcext:value-type="float">
            <text:p>1.50923990830888E-05</text:p>
          </table:table-cell>
          <table:table-cell table:formula="of:=((COS([.B31])^2)/SIN([.B31]))+((COS([.B31])^2)/[.B31])" office:value-type="float" office:value="7.94996182838304" calcext:value-type="float">
            <text:p>7.9499618284</text:p>
          </table:table-cell>
          <table:table-cell table:formula="of:=ABS((-COS([.B31])-(COS([.B31])*COS([.B31])/[.B31]/[.B31])-(COT([.B31])*CSC([.B31]))-(2*COS([.B31])*SIN([.B31])/[.B31]))*[.C31])" office:value-type="float" office:value="0.00121103422719597" calcext:value-type="float">
            <text:p>0.00121103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]" office:value-type="float" office:value="0.27651949471047" calcext:value-type="float">
            <text:p>0.2765194947</text:p>
          </table:table-cell>
          <table:table-cell table:formula="of:=[.J3]" office:value-type="float" office:value="0.0000327607800433461" calcext:value-type="float">
            <text:p>3.27607800433461E-05</text:p>
          </table:table-cell>
          <table:table-cell table:formula="of:=[.H3]" office:value-type="float" office:value="5.64289042021678" calcext:value-type="float">
            <text:p>5.6428904202</text:p>
          </table:table-cell>
          <table:table-cell table:formula="of:=[.K3]" office:value-type="float" office:value="0.000651417019729938" calcext:value-type="float">
            <text:p>0.000651417</text:p>
          </table:table-cell>
          <table:table-cell table:formula="of:=COS([.B32])^2" office:value-type="float" office:value="0.925466073410848" calcext:value-type="float">
            <text:p>0.9254660734</text:p>
          </table:table-cell>
          <table:table-cell table:formula="of:=2*COS([.B32])*SIN([.B32])*[.C32]" office:value-type="float" office:value="0.0000172084391904992" calcext:value-type="float">
            <text:p>1.72084391904992E-05</text:p>
          </table:table-cell>
          <table:table-cell table:formula="of:=((COS([.B32])^2)/SIN([.B32]))+((COS([.B32])^2)/[.B32])" office:value-type="float" office:value="6.73671201512625" calcext:value-type="float">
            <text:p>6.7367120151</text:p>
          </table:table-cell>
          <table:table-cell table:formula="of:=ABS((-COS([.B32])-(COS([.B32])*COS([.B32])/[.B32]/[.B32])-(COT([.B32])*CSC([.B32]))-(2*COS([.B32])*SIN([.B32])/[.B32]))*[.C32])" office:value-type="float" office:value="0.000913111123944179" calcext:value-type="float">
            <text:p>0.00091311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4]" office:value-type="float" office:value="0.396457648242894" calcext:value-type="float">
            <text:p>0.3964576482</text:p>
          </table:table-cell>
          <table:table-cell table:formula="of:=[.J4]" office:value-type="float" office:value="0.0000328536308106766" calcext:value-type="float">
            <text:p>3.28536308106766E-05</text:p>
          </table:table-cell>
          <table:table-cell table:formula="of:=[.H4]" office:value-type="float" office:value="5.64201186680115" calcext:value-type="float">
            <text:p>5.6420118668</text:p>
          </table:table-cell>
          <table:table-cell table:formula="of:=[.K4]" office:value-type="float" office:value="0.000442785474034543" calcext:value-type="float">
            <text:p>0.0004427855</text:p>
          </table:table-cell>
          <table:table-cell table:formula="of:=COS([.B33])^2" office:value-type="float" office:value="0.850885718607333" calcext:value-type="float">
            <text:p>0.8508857186</text:p>
          </table:table-cell>
          <table:table-cell table:formula="of:=2*COS([.B33])*SIN([.B33])*[.C33]" office:value-type="float" office:value="0.0000234049978378393" calcext:value-type="float">
            <text:p>0.000023405</text:p>
          </table:table-cell>
          <table:table-cell table:formula="of:=((COS([.B33])^2)/SIN([.B33]))+((COS([.B33])^2)/[.B33])" office:value-type="float" office:value="4.34971366262313" calcext:value-type="float">
            <text:p>4.3497136626</text:p>
          </table:table-cell>
          <table:table-cell table:formula="of:=ABS((-COS([.B33])-(COS([.B33])*COS([.B33])/[.B33]/[.B33])-(COT([.B33])*CSC([.B33]))-(2*COS([.B33])*SIN([.B33])/[.B33]))*[.C33])" office:value-type="float" office:value="0.000470429138745626" calcext:value-type="float">
            <text:p>0.00047042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5]" office:value-type="float" office:value="0.469920301788587" calcext:value-type="float">
            <text:p>0.4699203018</text:p>
          </table:table-cell>
          <table:table-cell table:formula="of:=[.J5]" office:value-type="float" office:value="0.0000384104634594137" calcext:value-type="float">
            <text:p>3.84104634594137E-05</text:p>
          </table:table-cell>
          <table:table-cell table:formula="of:=[.H5]" office:value-type="float" office:value="5.64188125337045" calcext:value-type="float">
            <text:p>5.6418812534</text:p>
          </table:table-cell>
          <table:table-cell table:formula="of:=[.K5]" office:value-type="float" office:value="0.000426701980387804" calcext:value-type="float">
            <text:p>0.000426702</text:p>
          </table:table-cell>
          <table:table-cell table:formula="of:=COS([.B34])^2" office:value-type="float" office:value="0.794958369705272" calcext:value-type="float">
            <text:p>0.7949583697</text:p>
          </table:table-cell>
          <table:table-cell table:formula="of:=2*COS([.B34])*SIN([.B34])*[.C34]" office:value-type="float" office:value="0.0000310150695413651" calcext:value-type="float">
            <text:p>3.10150695413651E-05</text:p>
          </table:table-cell>
          <table:table-cell table:formula="of:=((COS([.B34])^2)/SIN([.B34]))+((COS([.B34])^2)/[.B34])" office:value-type="float" office:value="3.44727871691716" calcext:value-type="float">
            <text:p>3.4472787169</text:p>
          </table:table-cell>
          <table:table-cell table:formula="of:=ABS((-COS([.B34])-(COS([.B34])*COS([.B34])/[.B34]/[.B34])-(COT([.B34])*CSC([.B34]))-(2*COS([.B34])*SIN([.B34])/[.B34]))*[.C34])" office:value-type="float" office:value="0.000405547541012817" calcext:value-type="float">
            <text:p>0.00040554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6]" office:value-type="float" office:value="0.492647979308057" calcext:value-type="float">
            <text:p>0.4926479793</text:p>
          </table:table-cell>
          <table:table-cell table:formula="of:=[.J6]" office:value-type="float" office:value="0.0000333140030531143" calcext:value-type="float">
            <text:p>0.000033314</text:p>
          </table:table-cell>
          <table:table-cell table:formula="of:=[.H6]" office:value-type="float" office:value="5.64175535286594" calcext:value-type="float">
            <text:p>5.6417553529</text:p>
          </table:table-cell>
          <table:table-cell table:formula="of:=[.K6]" office:value-type="float" office:value="0.000350133103390804" calcext:value-type="float">
            <text:p>0.0003501331</text:p>
          </table:table-cell>
          <table:table-cell table:formula="of:=COS([.B35])^2" office:value-type="float" office:value="0.776308238092126" calcext:value-type="float">
            <text:p>0.7763082381</text:p>
          </table:table-cell>
          <table:table-cell table:formula="of:=2*COS([.B35])*SIN([.B35])*[.C35]" office:value-type="float" office:value="0.0000277650787391816" calcext:value-type="float">
            <text:p>2.77650787391816E-05</text:p>
          </table:table-cell>
          <table:table-cell table:formula="of:=((COS([.B35])^2)/SIN([.B35]))+((COS([.B35])^2)/[.B35])" office:value-type="float" office:value="3.21716714816846" calcext:value-type="float">
            <text:p>3.2171671482</text:p>
          </table:table-cell>
          <table:table-cell table:formula="of:=ABS((-COS([.B35])-(COS([.B35])*COS([.B35])/[.B35]/[.B35])-(COT([.B35])*CSC([.B35]))-(2*COS([.B35])*SIN([.B35])/[.B35]))*[.C35])" office:value-type="float" office:value="0.000323487815097532" calcext:value-type="float">
            <text:p>0.000323487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8]" office:value-type="float" office:value="0.577813938152999" calcext:value-type="float">
            <text:p>0.5778139382</text:p>
          </table:table-cell>
          <table:table-cell table:formula="of:=[.J8]" office:value-type="float" office:value="0.0000331650830434637" calcext:value-type="float">
            <text:p>3.31650830434637E-05</text:p>
          </table:table-cell>
          <table:table-cell table:formula="of:=[.H8]" office:value-type="float" office:value="5.64107186610507" calcext:value-type="float">
            <text:p>5.6410718661</text:p>
          </table:table-cell>
          <table:table-cell table:formula="of:=[.K8]" office:value-type="float" office:value="0.000286921324029843" calcext:value-type="float">
            <text:p>0.0002869213</text:p>
          </table:table-cell>
          <table:table-cell table:formula="of:=COS([.B36])^2" office:value-type="float" office:value="0.701672038228057" calcext:value-type="float">
            <text:p>0.7016720382</text:p>
          </table:table-cell>
          <table:table-cell table:formula="of:=2*COS([.B36])*SIN([.B36])*[.C36]" office:value-type="float" office:value="0.0000303476558421623" calcext:value-type="float">
            <text:p>3.03476558421623E-05</text:p>
          </table:table-cell>
          <table:table-cell table:formula="of:=((COS([.B36])^2)/SIN([.B36]))+((COS([.B36])^2)/[.B36])" office:value-type="float" office:value="2.49901337896129" calcext:value-type="float">
            <text:p>2.499013379</text:p>
          </table:table-cell>
          <table:table-cell table:formula="of:=ABS((-COS([.B36])-(COS([.B36])*COS([.B36])/[.B36]/[.B36])-(COT([.B36])*CSC([.B36]))-(2*COS([.B36])*SIN([.B36])/[.B36]))*[.C36])" office:value-type="float" office:value="0.000243125968140106" calcext:value-type="float">
            <text:p>0.0002431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2]" office:value-type="float" office:value="0.656837210695546" calcext:value-type="float">
            <text:p>0.6568372107</text:p>
          </table:table-cell>
          <table:table-cell table:formula="of:=[.J12]" office:value-type="float" office:value="0.0000330385495177332" calcext:value-type="float">
            <text:p>3.30385495177332E-05</text:p>
          </table:table-cell>
          <table:table-cell table:formula="of:=[.H12]" office:value-type="float" office:value="5.64151829777919" calcext:value-type="float">
            <text:p>5.6415182978</text:p>
          </table:table-cell>
          <table:table-cell table:formula="of:=[.K12]" office:value-type="float" office:value="0.000241732333477291" calcext:value-type="float">
            <text:p>0.0002417323</text:p>
          </table:table-cell>
          <table:table-cell table:formula="of:=COS([.B37])^2" office:value-type="float" office:value="0.627149064602342" calcext:value-type="float">
            <text:p>0.6271490646</text:p>
          </table:table-cell>
          <table:table-cell table:formula="of:=2*COS([.B37])*SIN([.B37])*[.C37]" office:value-type="float" office:value="0.0000319524361689465" calcext:value-type="float">
            <text:p>3.19524361689465E-05</text:p>
          </table:table-cell>
          <table:table-cell table:formula="of:=((COS([.B37])^2)/SIN([.B37]))+((COS([.B37])^2)/[.B37])" office:value-type="float" office:value="1.98187873390798" calcext:value-type="float">
            <text:p>1.9818787339</text:p>
          </table:table-cell>
          <table:table-cell table:formula="of:=ABS((-COS([.B37])-(COS([.B37])*COS([.B37])/[.B37]/[.B37])-(COT([.B37])*CSC([.B37]))-(2*COS([.B37])*SIN([.B37])/[.B37]))*[.C37])" office:value-type="float" office:value="0.000193009188966438" calcext:value-type="float">
            <text:p>0.00019300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4]" office:value-type="float" office:value="0.732673512023952" calcext:value-type="float">
            <text:p>0.732673512</text:p>
          </table:table-cell>
          <table:table-cell table:formula="of:=[.J14]" office:value-type="float" office:value="0.0000334850108655337" calcext:value-type="float">
            <text:p>0.000033485</text:p>
          </table:table-cell>
          <table:table-cell table:formula="of:=[.H14]" office:value-type="float" office:value="5.64182166698489" calcext:value-type="float">
            <text:p>5.641821667</text:p>
          </table:table-cell>
          <table:table-cell table:formula="of:=[.K14]" office:value-type="float" office:value="0.000209966958628431" calcext:value-type="float">
            <text:p>0.000209967</text:p>
          </table:table-cell>
          <table:table-cell table:formula="of:=COS([.B38])^2" office:value-type="float" office:value="0.552626993237645" calcext:value-type="float">
            <text:p>0.5526269932</text:p>
          </table:table-cell>
          <table:table-cell table:formula="of:=2*COS([.B38])*SIN([.B38])*[.C38]" office:value-type="float" office:value="0.000033299014093988" calcext:value-type="float">
            <text:p>0.000033299</text:p>
          </table:table-cell>
          <table:table-cell table:formula="of:=((COS([.B38])^2)/SIN([.B38]))+((COS([.B38])^2)/[.B38])" office:value-type="float" office:value="1.58048377307238" calcext:value-type="float">
            <text:p>1.5804837731</text:p>
          </table:table-cell>
          <table:table-cell table:formula="of:=ABS((-COS([.B38])-(COS([.B38])*COS([.B38])/[.B38]/[.B38])-(COT([.B38])*CSC([.B38]))-(2*COS([.B38])*SIN([.B38])/[.B38]))*[.C38])" office:value-type="float" office:value="0.000160453861385636" calcext:value-type="float">
            <text:p>0.000160453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5]" office:value-type="float" office:value="0.88259816743489" calcext:value-type="float">
            <text:p>0.8825981674</text:p>
          </table:table-cell>
          <table:table-cell table:formula="of:=[.J15]" office:value-type="float" office:value="0.0000453813574676648" calcext:value-type="float">
            <text:p>4.53813574676648E-05</text:p>
          </table:table-cell>
          <table:table-cell table:formula="of:=[.H15]" office:value-type="float" office:value="5.64138854139955" calcext:value-type="float">
            <text:p>5.6413885414</text:p>
          </table:table-cell>
          <table:table-cell table:formula="of:=[.K15]" office:value-type="float" office:value="0.000210523119324547" calcext:value-type="float">
            <text:p>0.0002105231</text:p>
          </table:table-cell>
          <table:table-cell table:formula="of:=COS([.B39])^2" office:value-type="float" office:value="0.403411060279591" calcext:value-type="float">
            <text:p>0.4034110603</text:p>
          </table:table-cell>
          <table:table-cell table:formula="of:=2*COS([.B39])*SIN([.B39])*[.C39]" office:value-type="float" office:value="0.0000445265429327462" calcext:value-type="float">
            <text:p>4.45265429327462E-05</text:p>
          </table:table-cell>
          <table:table-cell table:formula="of:=((COS([.B39])^2)/SIN([.B39]))+((COS([.B39])^2)/[.B39])" office:value-type="float" office:value="0.979360356610482" calcext:value-type="float">
            <text:p>0.9793603566</text:p>
          </table:table-cell>
          <table:table-cell table:formula="of:=ABS((-COS([.B39])-(COS([.B39])*COS([.B39])/[.B39]/[.B39])-(COT([.B39])*CSC([.B39]))-(2*COS([.B39])*SIN([.B39])/[.B39]))*[.C39])" office:value-type="float" office:value="0.000151089256967796" calcext:value-type="float">
            <text:p>0.000151089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6]" office:value-type="float" office:value="0.960100385534325" calcext:value-type="float">
            <text:p>0.9601003855</text:p>
          </table:table-cell>
          <table:table-cell table:formula="of:=[.J16]" office:value-type="float" office:value="0.0000359526529103894" calcext:value-type="float">
            <text:p>3.59526529103894E-05</text:p>
          </table:table-cell>
          <table:table-cell table:formula="of:=[.H16]" office:value-type="float" office:value="5.64136083844346" calcext:value-type="float">
            <text:p>5.6413608384</text:p>
          </table:table-cell>
          <table:table-cell table:formula="of:=[.K16]" office:value-type="float" office:value="0.000141966248779469" calcext:value-type="float">
            <text:p>0.0001419662</text:p>
          </table:table-cell>
          <table:table-cell table:formula="of:=COS([.B40])^2" office:value-type="float" office:value="0.328830851060162" calcext:value-type="float">
            <text:p>0.3288308511</text:p>
          </table:table-cell>
          <table:table-cell table:formula="of:=2*COS([.B40])*SIN([.B40])*[.C40]" office:value-type="float" office:value="0.0000337802771707784" calcext:value-type="float">
            <text:p>3.37802771707784E-05</text:p>
          </table:table-cell>
          <table:table-cell table:formula="of:=((COS([.B40])^2)/SIN([.B40]))+((COS([.B40])^2)/[.B40])" office:value-type="float" office:value="0.743877094124651" calcext:value-type="float">
            <text:p>0.7438770941</text:p>
          </table:table-cell>
          <table:table-cell table:formula="of:=ABS((-COS([.B40])-(COS([.B40])*COS([.B40])/[.B40]/[.B40])-(COT([.B40])*CSC([.B40]))-(2*COS([.B40])*SIN([.B40])/[.B40]))*[.C40])" office:value-type="float" office:value="0.0000993435522766393" calcext:value-type="float">
            <text:p>9.93435522766393E-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8]" office:value-type="float" office:value="1.04230888396176" calcext:value-type="float">
            <text:p>1.042308884</text:p>
          </table:table-cell>
          <table:table-cell table:formula="of:=[.J18]" office:value-type="float" office:value="0.0000363214437423166" calcext:value-type="float">
            <text:p>3.63214437423166E-05</text:p>
          </table:table-cell>
          <table:table-cell table:formula="of:=[.H18]" office:value-type="float" office:value="5.64131957631222" calcext:value-type="float">
            <text:p>5.6413195763</text:p>
          </table:table-cell>
          <table:table-cell table:formula="of:=[.K18]" office:value-type="float" office:value="0.000119638953995041" calcext:value-type="float">
            <text:p>0.000119639</text:p>
          </table:table-cell>
          <table:table-cell table:formula="of:=COS([.B41])^2" office:value-type="float" office:value="0.254245592000331" calcext:value-type="float">
            <text:p>0.254245592</text:p>
          </table:table-cell>
          <table:table-cell table:formula="of:=2*COS([.B41])*SIN([.B41])*[.C41]" office:value-type="float" office:value="0.0000316313501135122" calcext:value-type="float">
            <text:p>3.16313501135122E-05</text:p>
          </table:table-cell>
          <table:table-cell table:formula="of:=((COS([.B41])^2)/SIN([.B41]))+((COS([.B41])^2)/[.B41])" office:value-type="float" office:value="0.538337388119543" calcext:value-type="float">
            <text:p>0.5383373881</text:p>
          </table:table-cell>
          <table:table-cell table:formula="of:=ABS((-COS([.B41])-(COS([.B41])*COS([.B41])/[.B41]/[.B41])-(COT([.B41])*CSC([.B41]))-(2*COS([.B41])*SIN([.B41])/[.B41]))*[.C41])" office:value-type="float" office:value="0.0000817198136285864" calcext:value-type="float">
            <text:p>8.17198136285864E-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0]" office:value-type="float" office:value="1.13306425973621" calcext:value-type="float">
            <text:p>1.1330642597</text:p>
          </table:table-cell>
          <table:table-cell table:formula="of:=[.J20]" office:value-type="float" office:value="0.0000367072797528847" calcext:value-type="float">
            <text:p>3.67072797528847E-05</text:p>
          </table:table-cell>
          <table:table-cell table:formula="of:=[.H20]" office:value-type="float" office:value="5.64135250245511" calcext:value-type="float">
            <text:p>5.6413525025</text:p>
          </table:table-cell>
          <table:table-cell table:formula="of:=[.K20]" office:value-type="float" office:value="0.0000969155035370167" calcext:value-type="float">
            <text:p>9.69155035370167E-05</text:p>
          </table:table-cell>
          <table:table-cell table:formula="of:=COS([.B42])^2" office:value-type="float" office:value="0.179679726995879" calcext:value-type="float">
            <text:p>0.179679727</text:p>
          </table:table-cell>
          <table:table-cell table:formula="of:=2*COS([.B42])*SIN([.B42])*[.C42]" office:value-type="float" office:value="0.0000281853517521617" calcext:value-type="float">
            <text:p>2.81853517521617E-05</text:p>
          </table:table-cell>
          <table:table-cell table:formula="of:=((COS([.B42])^2)/SIN([.B42]))+((COS([.B42])^2)/[.B42])" office:value-type="float" office:value="0.356962911165855" calcext:value-type="float">
            <text:p>0.3569629112</text:p>
          </table:table-cell>
          <table:table-cell table:formula="of:=ABS((-COS([.B42])-(COS([.B42])*COS([.B42])/[.B42]/[.B42])-(COT([.B42])*CSC([.B42]))-(2*COS([.B42])*SIN([.B42])/[.B42]))*[.C42])" office:value-type="float" office:value="0.0000645402968782168" calcext:value-type="float">
            <text:p>6.45402968782168E-0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9:54:20.097338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00:43.071522150</meta:creation-date>
    <dc:date>2016-10-30T22:12:57.014572949</dc:date>
    <meta:editing-duration>PT4H22M53S</meta:editing-duration>
    <meta:editing-cycles>15</meta:editing-cycles>
    <meta:generator>LibreOffice/5.1.5.2$Linux_X86_64 LibreOffice_project/10m0$Build-2</meta:generator>
    <meta:document-statistic meta:table-count="1" meta:cell-count="332" meta:object-count="0"/>
  </office:meta>
</office:document-meta>
</file>